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oris" svg:font-family="Doris"/>
    <style:font-face style:name="Lohit Devanagari1" svg:font-family="'Lohit Devanagari'"/>
    <style:font-face style:name="var fontTitle" svg:font-family="'var fontTit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3.493cm"/>
    </style:style>
    <style:style style:name="Tabella1.B" style:family="table-column">
      <style:table-column-properties style:column-width="3.413cm"/>
    </style:style>
    <style:style style:name="Tabella1.C" style:family="table-column">
      <style:table-column-properties style:column-width="3.704cm"/>
    </style:style>
    <style:style style:name="Tabella1.D" style:family="table-column">
      <style:table-column-properties style:column-width="3.679cm"/>
    </style:style>
    <style:style style:name="Tabella1.E" style:family="table-column">
      <style:table-column-properties style:column-width="2.723cm"/>
    </style:style>
    <style:style style:name="Tabella1.A1" style:family="table-cell">
      <style:table-cell-properties style:writing-mode="page"/>
    </style:style>
    <style:style style:name="P1" style:family="paragraph" style:parent-style-name="Heading_20_1">
      <style:paragraph-properties fo:text-align="center" style:justify-single-word="false"/>
      <style:text-properties fo:font-variant="normal" fo:text-transform="none" fo:color="#336666" loext:opacity="100%" style:font-name="Doris" fo:font-size="12pt" fo:letter-spacing="normal" fo:font-style="normal" fo:font-weight="bold" officeooo:rsid="0011beb5" officeooo:paragraph-rsid="0011beb5" fo:background-color="transparent" style:font-size-asian="12pt" style:font-weight-asian="bold" style:font-size-complex="12pt" style:font-weight-complex="bold"/>
    </style:style>
    <style:style style:name="P2" style:family="paragraph" style:parent-style-name="Heading_20_3">
      <style:paragraph-properties fo:text-align="center" style:justify-single-word="false"/>
      <style:text-properties fo:font-variant="normal" fo:text-transform="none" fo:color="#000000" loext:opacity="100%" style:font-name="Doris" fo:font-size="12pt" fo:letter-spacing="normal" fo:font-style="normal" fo:font-weight="normal" officeooo:rsid="000e647f" officeooo:paragraph-rsid="000e647f" style:font-size-asian="12pt" style:font-weight-asian="normal" style:font-size-complex="12pt" style:font-weight-complex="normal"/>
    </style:style>
    <style:style style:name="P3" style:family="paragraph" style:parent-style-name="Heading_20_3">
      <style:paragraph-properties fo:margin-left="0cm" fo:margin-right="0cm" fo:margin-top="0cm" fo:margin-bottom="0.247cm" style:contextual-spacing="false" fo:line-height="120%" fo:text-align="center" style:justify-single-word="false" fo:orphans="2" fo:widows="2" fo:text-indent="0cm" style:auto-text-indent="false"/>
      <style:text-properties fo:font-variant="normal" fo:text-transform="none" fo:color="#000000" loext:opacity="100%" style:font-name="Doris" fo:font-size="12pt" fo:letter-spacing="normal" fo:font-style="normal" fo:font-weight="normal" style:font-size-asian="12pt" style:font-size-complex="12pt"/>
    </style:style>
    <style:style style:name="P4" style:family="paragraph" style:parent-style-name="Heading_20_3">
      <style:paragraph-properties fo:margin-left="0cm" fo:margin-right="0cm" fo:margin-top="0cm" fo:margin-bottom="0.247cm" style:contextual-spacing="false" fo:line-height="120%" fo:text-align="center" style:justify-single-word="false" fo:orphans="2" fo:widows="2" fo:text-indent="0cm" style:auto-text-indent="false"/>
    </style:style>
    <style:style style:name="P5" style:family="paragraph" style:parent-style-name="Standard">
      <style:paragraph-properties fo:text-align="center" style:justify-single-word="false"/>
      <style:text-properties fo:font-weight="normal" officeooo:rsid="000e647f" officeooo:paragraph-rsid="000e647f" style:font-weight-asian="normal" style:font-weight-complex="normal"/>
    </style:style>
    <style:style style:name="P6" style:family="paragraph" style:parent-style-name="Standard">
      <style:paragraph-properties fo:text-align="center" style:justify-single-word="false"/>
      <style:text-properties style:font-name="Doris" fo:font-weight="bold" officeooo:rsid="000e9d64" officeooo:paragraph-rsid="0009c223" style:font-weight-asian="bold" style:font-weight-complex="bold"/>
    </style:style>
    <style:style style:name="P7" style:family="paragraph" style:parent-style-name="Standard">
      <style:paragraph-properties fo:text-align="center" style:justify-single-word="false"/>
      <style:text-properties style:font-name="Doris" fo:font-weight="bold" officeooo:rsid="0009c223" officeooo:paragraph-rsid="0009c223" style:font-weight-asian="bold" style:font-weight-complex="bold"/>
    </style:style>
    <style:style style:name="P8" style:family="paragraph" style:parent-style-name="Standard">
      <style:paragraph-properties fo:text-align="center" style:justify-single-word="false"/>
      <style:text-properties style:font-name="Doris" fo:font-weight="bold" officeooo:rsid="00126343" officeooo:paragraph-rsid="0009c223" style:font-weight-asian="bold" style:font-weight-complex="bold"/>
    </style:style>
    <style:style style:name="P9" style:family="paragraph" style:parent-style-name="Standard">
      <style:paragraph-properties fo:text-align="center" style:justify-single-word="false"/>
      <style:text-properties style:font-name="Doris" fo:font-weight="bold" officeooo:rsid="000b0e2b" officeooo:paragraph-rsid="000b0e2b" fo:background-color="#336666" style:font-weight-asian="bold" style:font-weight-complex="bold"/>
    </style:style>
    <style:style style:name="P10" style:family="paragraph" style:parent-style-name="Standard">
      <style:paragraph-properties fo:text-align="center" style:justify-single-word="false"/>
      <style:text-properties style:font-name="Doris" fo:font-weight="bold" officeooo:rsid="000caefb" officeooo:paragraph-rsid="000caefb" fo:background-color="#336666" style:font-weight-asian="bold" style:font-weight-complex="bold"/>
    </style:style>
    <style:style style:name="P11" style:family="paragraph" style:parent-style-name="Standard">
      <style:paragraph-properties fo:text-align="center" style:justify-single-word="false"/>
      <style:text-properties style:font-name="Doris" fo:font-weight="normal" officeooo:rsid="000e9d64" officeooo:paragraph-rsid="0009c223" style:font-weight-asian="normal" style:font-weight-complex="normal"/>
    </style:style>
    <style:style style:name="P12" style:family="paragraph" style:parent-style-name="Standard">
      <style:paragraph-properties fo:text-align="center" style:justify-single-word="false"/>
      <style:text-properties style:font-name="Doris" fo:font-weight="normal" officeooo:rsid="0009c223" officeooo:paragraph-rsid="0009c223" style:font-weight-asian="normal" style:font-weight-complex="normal"/>
    </style:style>
    <style:style style:name="P13" style:family="paragraph" style:parent-style-name="Standard">
      <style:paragraph-properties fo:text-align="justify" style:justify-single-word="false"/>
      <style:text-properties style:font-name="Doris" fo:font-weight="normal" officeooo:rsid="001101ed" officeooo:paragraph-rsid="000b0e2b" style:font-weight-asian="normal" style:font-weight-complex="normal"/>
    </style:style>
    <style:style style:name="P14" style:family="paragraph" style:parent-style-name="Standard">
      <style:paragraph-properties fo:text-align="center" style:justify-single-word="false"/>
      <style:text-properties style:font-name="Doris" fo:font-weight="normal" officeooo:rsid="00126343" officeooo:paragraph-rsid="0009c223" style:font-weight-asian="normal" style:font-weight-complex="normal"/>
    </style:style>
    <style:style style:name="P15" style:family="paragraph" style:parent-style-name="Standard">
      <style:paragraph-properties fo:text-align="justify" style:justify-single-word="false"/>
      <style:text-properties style:font-name="Doris" fo:font-weight="normal" officeooo:rsid="00126343" officeooo:paragraph-rsid="0009c223" style:font-weight-asian="normal" style:font-weight-complex="normal"/>
    </style:style>
    <style:style style:name="P16" style:family="paragraph" style:parent-style-name="Standard">
      <style:paragraph-properties fo:text-align="center" style:justify-single-word="false"/>
      <style:text-properties style:font-name="Doris" fo:font-weight="normal" officeooo:rsid="000e647f" officeooo:paragraph-rsid="000e647f" style:font-weight-asian="normal" style:font-weight-complex="normal"/>
    </style:style>
    <style:style style:name="P17" style:family="paragraph" style:parent-style-name="Standard">
      <style:paragraph-properties fo:text-align="center" style:justify-single-word="false"/>
      <style:text-properties style:font-name="Doris" fo:font-size="12pt" fo:font-weight="normal" officeooo:rsid="001009e6" officeooo:paragraph-rsid="001009e6"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style:font-name="Doris" fo:font-size="12pt" fo:font-weight="normal" officeooo:rsid="001364fd" officeooo:paragraph-rsid="001364fd"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color="#336666" loext:opacity="100%" style:font-name="Doris" fo:font-weight="normal" officeooo:rsid="000e647f" officeooo:paragraph-rsid="000e647f" style:font-weight-asian="normal" style:font-weight-complex="normal"/>
    </style:style>
    <style:style style:name="P20" style:family="paragraph" style:parent-style-name="Standard">
      <style:paragraph-properties fo:text-align="center" style:justify-single-word="false"/>
      <style:text-properties fo:color="#336666" loext:opacity="100%" style:font-name="Doris" fo:font-weight="normal" officeooo:rsid="001009e6" officeooo:paragraph-rsid="001009e6" style:font-weight-asian="normal" style:font-weight-complex="normal"/>
    </style:style>
    <style:style style:name="P21" style:family="paragraph" style:parent-style-name="Standard">
      <style:paragraph-properties fo:text-align="center" style:justify-single-word="false"/>
      <style:text-properties fo:color="#336666" loext:opacity="100%" style:font-name="Doris" fo:font-weight="bold" officeooo:rsid="001101ed" officeooo:paragraph-rsid="0009c223" style:font-weight-asian="bold" style:font-weight-complex="bold"/>
    </style:style>
    <style:style style:name="P22" style:family="paragraph" style:parent-style-name="Standard">
      <style:paragraph-properties fo:text-align="center" style:justify-single-word="false"/>
      <style:text-properties fo:color="#336666" loext:opacity="100%" style:font-name="Doris" fo:font-weight="bold" officeooo:rsid="000e9d64" officeooo:paragraph-rsid="0009c223" style:font-weight-asian="bold" style:font-weight-complex="bold"/>
    </style:style>
    <style:style style:name="P23" style:family="paragraph" style:parent-style-name="Standard">
      <style:paragraph-properties fo:text-align="center" style:justify-single-word="false"/>
      <style:text-properties fo:color="#336666" loext:opacity="100%" style:font-name="Doris" fo:font-weight="bold" officeooo:rsid="001009e6" officeooo:paragraph-rsid="001009e6" style:font-weight-asian="bold" style:font-weight-complex="bold"/>
    </style:style>
    <style:style style:name="P24" style:family="paragraph" style:parent-style-name="Standard">
      <style:paragraph-properties fo:text-align="center" style:justify-single-word="false"/>
      <style:text-properties fo:color="#336666" loext:opacity="100%" style:font-name="Doris" fo:font-weight="bold" officeooo:rsid="0011beb5" officeooo:paragraph-rsid="0011beb5" style:font-weight-asian="bold" style:font-weight-complex="bold"/>
    </style:style>
    <style:style style:name="P25" style:family="paragraph" style:parent-style-name="Standard">
      <style:paragraph-properties fo:text-align="center" style:justify-single-word="false"/>
      <style:text-properties fo:color="#336666" loext:opacity="100%" style:font-name="Doris" fo:font-size="12pt" fo:font-weight="normal" officeooo:rsid="000e647f" officeooo:paragraph-rsid="000e647f"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color="#000000" loext:opacity="100%" style:font-name="Doris" fo:font-weight="bold" officeooo:rsid="000e9d64" officeooo:paragraph-rsid="0009c223" fo:background-color="#336666" style:font-weight-asian="bold" style:font-weight-complex="bold"/>
    </style:style>
    <style:style style:name="P27" style:family="paragraph" style:parent-style-name="Standard">
      <style:paragraph-properties fo:text-align="center" style:justify-single-word="false"/>
      <style:text-properties fo:color="#000000" loext:opacity="100%" style:font-name="Doris" fo:font-weight="bold" officeooo:rsid="0011beb5" officeooo:paragraph-rsid="0011beb5" fo:background-color="#336666" style:font-weight-asian="bold" style:font-weight-complex="bold"/>
    </style:style>
    <style:style style:name="P28" style:family="paragraph" style:parent-style-name="Standard">
      <style:paragraph-properties fo:text-align="center" style:justify-single-word="false"/>
      <style:text-properties fo:color="#000000" loext:opacity="100%" style:font-name="Doris" fo:font-weight="normal" officeooo:rsid="0011beb5" officeooo:paragraph-rsid="0011beb5" style:font-weight-asian="normal" style:font-weight-complex="normal"/>
    </style:style>
    <style:style style:name="P29" style:family="paragraph" style:parent-style-name="Standard">
      <style:paragraph-properties fo:text-align="center" style:justify-single-word="false"/>
      <style:text-properties fo:color="#000000" loext:opacity="100%" style:font-name="Doris" fo:font-weight="normal" officeooo:rsid="0011beb5" officeooo:paragraph-rsid="0011beb5" fo:background-color="transparent" style:font-weight-asian="normal" style:font-weight-complex="normal"/>
    </style:style>
    <style:style style:name="P30" style:family="paragraph" style:parent-style-name="Table_20_Contents">
      <style:paragraph-properties fo:text-align="center" style:justify-single-word="false"/>
      <style:text-properties style:font-name="Doris" officeooo:paragraph-rsid="0009c223"/>
    </style:style>
    <style:style style:name="P31" style:family="paragraph" style:parent-style-name="Text_20_body">
      <style:text-properties style:font-name="Doris" fo:font-size="12pt" style:font-size-asian="12pt" style:font-size-complex="12pt"/>
    </style:style>
    <style:style style:name="P32" style:family="paragraph" style:parent-style-name="Text_20_body">
      <style:paragraph-properties fo:margin-left="0cm" fo:margin-right="0cm" fo:text-indent="0cm" style:auto-text-indent="false"/>
      <style:text-properties style:font-name="Doris" fo:font-size="12pt" style:font-size-asian="12pt" style:font-size-complex="12pt"/>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weight="bold" style:font-weight-asian="bold" style:font-weight-complex="bold"/>
    </style:style>
    <style:style style:name="T2" style:family="text">
      <style:text-properties fo:font-weight="bold" officeooo:rsid="001364fd" style:font-weight-asian="bold" style:font-weight-complex="bold"/>
    </style:style>
    <style:style style:name="T3" style:family="text">
      <style:text-properties officeooo:rsid="0009c223"/>
    </style:style>
    <style:style style:name="T4" style:family="text">
      <style:text-properties officeooo:rsid="0017195a"/>
    </style:style>
    <style:style style:name="T5" style:family="text">
      <style:text-properties officeooo:rsid="00126343"/>
    </style:style>
    <style:style style:name="T6" style:family="text">
      <style:text-properties officeooo:rsid="000b0e2b"/>
    </style:style>
    <style:style style:name="T7" style:family="text">
      <style:text-properties fo:background-color="#336666" loext:char-shading-value="0"/>
    </style:style>
    <style:style style:name="T8" style:family="text">
      <style:text-properties fo:color="#336666" loext:opacity="100%"/>
    </style:style>
    <style:style style:name="T9" style:family="text">
      <style:text-properties fo:color="#336666" loext:opacity="100%" fo:font-weight="bold" style:font-weight-asian="bold" style:font-weight-complex="bold"/>
    </style:style>
    <style:style style:name="T10" style:family="text">
      <style:text-properties fo:color="#336666" loext:opacity="100%" fo:font-weight="bold" officeooo:rsid="000b0e2b" style:font-weight-asian="bold" style:font-weight-complex="bold"/>
    </style:style>
    <style:style style:name="T11" style:family="text">
      <style:text-properties fo:color="#336666" loext:opacity="100%" fo:font-style="italic" officeooo:rsid="001364fd" style:font-style-asian="italic" style:font-style-complex="italic"/>
    </style:style>
    <style:style style:name="T12" style:family="text">
      <style:text-properties fo:color="#336666" loext:opacity="100%" fo:font-style="italic" fo:font-weight="bold" officeooo:rsid="001364fd" style:font-style-asian="italic" style:font-weight-asian="bold" style:font-style-complex="italic" style:font-weight-complex="bold"/>
    </style:style>
    <style:style style:name="T13" style:family="text">
      <style:text-properties fo:color="#000000" loext:opacity="100%"/>
    </style:style>
    <style:style style:name="T14" style:family="text">
      <style:text-properties fo:color="#000000" loext:opacity="100%" fo:font-weight="normal" style:font-weight-asian="normal" style:font-weight-complex="normal"/>
    </style:style>
    <style:style style:name="T15" style:family="text">
      <style:text-properties fo:color="#000000" loext:opacity="100%" fo:font-weight="normal" officeooo:rsid="0011beb5" style:font-weight-asian="normal" style:font-weight-complex="normal"/>
    </style:style>
    <style:style style:name="T16" style:family="text">
      <style:text-properties fo:color="#000000" loext:opacity="100%" fo:font-weight="normal" fo:background-color="transparent" loext:char-shading-value="0" style:font-weight-asian="normal" style:font-weight-complex="normal"/>
    </style:style>
    <style:style style:name="T17" style:family="text">
      <style:text-properties fo:color="#000000" loext:opacity="100%" style:font-name="Doris" fo:letter-spacing="normal" fo:font-style="italic" fo:font-weight="bold" officeooo:rsid="001364fd" fo:background-color="#336666" loext:char-shading-value="0" style:font-weight-asian="bold" style:font-weight-complex="bold"/>
    </style:style>
    <style:style style:name="T18" style:family="text">
      <style:text-properties fo:color="#000000" loext:opacity="100%" style:font-name="Doris" fo:letter-spacing="normal" fo:font-style="italic" style:font-weight-asian="bold" style:font-weight-complex="bold"/>
    </style:style>
    <style:style style:name="T19" style:family="text">
      <style:text-properties fo:color="#000000" loext:opacity="100%" style:font-name="Doris" fo:letter-spacing="normal" fo:font-style="italic" officeooo:rsid="001364fd" style:font-weight-asian="bold" style:font-weight-complex="bold"/>
    </style:style>
    <style:style style:name="T20" style:family="text">
      <style:text-properties fo:color="#000000" loext:opacity="100%" style:font-name="Doris" fo:letter-spacing="normal" fo:font-style="italic" officeooo:rsid="001364fd" fo:background-color="#336666" loext:char-shading-value="0" style:font-weight-asian="bold" style:font-weight-complex="bold"/>
    </style:style>
    <style:style style:name="T21" style:family="text">
      <style:text-properties fo:color="#000000" loext:opacity="100%" style:font-name="Doris" fo:letter-spacing="normal" fo:font-style="italic" officeooo:rsid="001364fd" fo:background-color="#336666" loext:char-shading-value="0" style:font-weight-asian="bold" style:font-weight-complex="bold"/>
    </style:style>
    <style:style style:name="T22" style:family="text">
      <style:text-properties fo:color="#000000" loext:opacity="100%" style:font-name="Doris" fo:letter-spacing="normal" fo:font-style="italic" officeooo:rsid="001364fd" fo:background-color="#336666" loext:char-shading-value="0"/>
    </style:style>
    <style:style style:name="T23" style:family="text">
      <style:text-properties fo:color="#000000" loext:opacity="100%" style:font-name="Doris" fo:letter-spacing="normal" fo:font-style="italic" fo:background-color="#336666" loext:char-shading-value="0"/>
    </style:style>
    <style:style style:name="T24" style:family="text">
      <style:text-properties fo:color="#000000" loext:opacity="100%" fo:font-style="italic" fo:font-weight="bold" officeooo:rsid="001364fd" style:font-style-asian="italic" style:font-weight-asian="bold" style:font-style-complex="italic" style:font-weight-complex="bold"/>
    </style:style>
    <style:style style:name="T25" style:family="text">
      <style:text-properties fo:color="#000000" loext:opacity="100%" fo:font-style="italic" officeooo:rsid="001364fd" style:font-style-asian="italic" style:font-style-complex="italic"/>
    </style:style>
    <style:style style:name="T26" style:family="text">
      <style:text-properties fo:color="#000000" loext:opacity="100%" fo:font-style="italic" officeooo:rsid="001364fd" fo:background-color="#336666" loext:char-shading-value="0" style:font-style-asian="italic" style:font-style-complex="italic"/>
    </style:style>
    <style:style style:name="T27" style:family="text">
      <style:text-properties fo:color="#000000" loext:opacity="100%" fo:font-style="italic" officeooo:rsid="001364fd" fo:background-color="#336666" loext:char-shading-value="0" style:font-style-asian="italic" style:font-style-complex="italic"/>
    </style:style>
    <style:style style:name="T28" style:family="text">
      <style:text-properties officeooo:rsid="0011beb5" fo:background-color="transparent" loext:char-shading-value="0"/>
    </style:style>
    <style:style style:name="T29" style:family="text">
      <style:text-properties officeooo:rsid="001364fd"/>
    </style:style>
    <style:style style:name="T30" style:family="text">
      <style:text-properties fo:font-variant="normal" fo:text-transform="none" fo:color="#000000" loext:opacity="100%" style:font-name="Doris" fo:letter-spacing="normal" fo:font-style="normal" fo:font-weight="bold"/>
    </style:style>
    <style:style style:name="T31" style:family="text">
      <style:text-properties fo:font-variant="normal" fo:text-transform="none" fo:color="#000000" loext:opacity="100%" style:font-name="Doris" fo:font-size="12pt" fo:letter-spacing="normal" fo:font-style="normal" fo:font-weight="bold" style:font-size-asian="12pt" style:font-size-complex="12pt"/>
    </style:style>
    <style:style style:name="T32" style:family="text">
      <style:text-properties fo:font-variant="normal" fo:text-transform="none" fo:color="#000000" loext:opacity="100%" fo:font-size="12pt" fo:letter-spacing="normal" fo:font-style="normal" fo:font-weight="bold" style:font-size-asian="12pt" style:font-size-complex="12pt"/>
    </style:style>
    <style:style style:name="T33" style:family="text">
      <style:text-properties fo:font-variant="normal" fo:text-transform="none" fo:color="#000000" loext:opacity="100%" style:font-name="Doris" fo:font-size="12pt" fo:letter-spacing="normal" fo:font-style="normal" fo:font-weight="bold" style:font-size-asian="12pt" style:font-size-complex="12pt"/>
    </style:style>
    <style:style style:name="T34" style:family="text">
      <style:text-properties fo:font-style="italic" officeooo:rsid="001364fd" style:font-style-asian="italic" style:font-style-complex="italic"/>
    </style:style>
    <style:style style:name="T3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HOME</text:p>
      <text:p text:style-name="P22"/>
      <text:p text:style-name="P22">La mia guida di Brescia</text:p>
      <text:p text:style-name="P6"/>
      <text:p text:style-name="P26">LOGO</text:p>
      <text:p text:style-name="P6"/>
      <text:p text:style-name="P6"/>
      <text:p text:style-name="P7">(togliere il video e metterlo a fondo pagina, io lo metterò su facebook e amen)</text:p>
      <text:p text:style-name="P6">--------------------------------------------------------------------------------------------</text:p>
      <text:p text:style-name="P6"/>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leLine94917770718896">
          <table:table-cell table:style-name="Tabella1.A1" office:value-type="string">
            <text:p text:style-name="P30"/>
            <text:p text:style-name="P30"/>
            <text:p text:style-name="P30"/>
            <text:p text:style-name="P30"/>
            <text:p text:style-name="P30"/>
            <text:p text:style-name="P30"/>
          </table:table-cell>
          <table:table-cell table:style-name="Tabella1.A1" office:value-type="string">
            <text:p text:style-name="P30"/>
          </table:table-cell>
          <table:table-cell table:style-name="Tabella1.A1" office:value-type="string">
            <text:p text:style-name="P30"/>
          </table:table-cell>
          <table:table-cell table:style-name="Tabella1.A1" office:value-type="string">
            <text:p text:style-name="P30"/>
          </table:table-cell>
          <table:table-cell table:style-name="Tabella1.A1" office:value-type="string">
            <text:p text:style-name="P30"><office:annotation><dc:creator>Autore sconosciuto</dc:creator><dc:date>2024-03-07T11:14:26.508929839</dc:date><text:p text:style-name="P33"><text:span text:style-name="T35">Le immagini non possono essere una accanto all’altra come nella Margi?</text:span></text:p></office:annotation></text:p>
          </table:table-cell>
        </table:table-row>
      </table:table>
      <text:p text:style-name="P6"/>
      <text:p text:style-name="P6">------------------------------------------------------------------------------------------------</text:p>
      <text:p text:style-name="P6"/>
      <text:p text:style-name="P22"><office:annotation office:name="__Annotation__2961_1008571596" loext:resolved="false"><dc:creator>Autore sconosciuto</dc:creator><dc:date>2024-03-07T11:09:09.061994252</dc:date><text:p text:style-name="P33"><text:span text:style-name="T35">Aggiungere questa voce, ho capito che la intro è importante</text:span></text:p></office:annotation>visite guidate pensate per te<office:annotation-end office:name="__Annotation__2961_1008571596"/></text:p>
      <text:p text:style-name="P11"/>
      <text:p text:style-name="P12">Mi chiamo Maddalena, sono una <text:span text:style-name="T9">guida turistica abilitat</text:span>a, ho capito che <text:span text:style-name="T8">a</text:span><text:span text:style-name="T9">mo</text:span> accompagnare le persone e scoprire la mia città! Che siano persone che scoprono la Brescia per la prima volta, viaggiatori che intendono capirla con la mediazione di chi la città la vive, o che siano bresciani che abbiano voglia di rimpossessarsene, conoscendola attraverso la <text:s/>storia, le curiosità e le persone che l’hanno vissuta.</text:p>
      <text:p text:style-name="P12"/>
      <text:p text:style-name="P21">una guida per te</text:p>
      <text:p text:style-name="P13"><text:span text:style-name="T3">Ho voluto chiamare il mio sito ”La mia guida di Brescia” </text:span><text:span text:style-name="T6">perché mi sento pronta ad accompa</text:span><text:span text:style-name="T6"><office:annotation office:name="__Annotation__2975_1008571596" loext:resolved="false"><dc:creator>Autore sconosciuto</dc:creator><dc:date>2024-03-07T11:31:56.949491134</dc:date><text:p text:style-name="P33"><text:span text:style-name="T35">Il carattere dev’essere più grande nella visione da pc. Su telefono va bene</text:span></text:p></office:annotation></text:span><text:span text:style-name="T6">gnare <text:s/></text:span><office:annotation-end office:name="__Annotation__2975_1008571596"/><text:span text:style-name="T6"><text:s/></text:span><text:span text:style-name="T10">qualsiasi visitatore, sia bresciano, sia viaggiatore</text:span><text:span text:style-name="T6">, alla scoperta della città in cui sono cresciuta e che amo. </text:span></text:p>
      <text:p text:style-name="P8">l<text:span text:style-name="T7">a tua guida</text:span></text:p>
      <text:p text:style-name="P9">di Brescia</text:p>
      <text:p text:style-name="P14">(bottone)</text:p>
      <text:p text:style-name="P14">---------------------------------------------------------------------------------------------------------------</text:p>
      <text:p text:style-name="P13">Mi Chiamo Maddalena, ho vissuto tanti anni all’estero e, da quando sono tornata, ho ris<office:annotation office:name="__Annotation__2976_1008571596" loext:resolved="false"><dc:creator>Autore sconosciuto</dc:creator><dc:date>2024-03-07T11:34:59.274365657</dc:date><text:p text:style-name="P33"><text:span text:style-name="T35">In pratica tutto il contenuto passa alla pagina intitolata </text:span></text:p><text:p text:style-name="P33"><text:span text:style-name="T35">La tua guida di Brescia</text:span></text:p></office:annotation>coperto<office:annotation-end office:name="__Annotation__2976_1008571596"/> ancora di più la bellezza della mia città, Brescia, e dei suoi meravigliosi laghi (Lago di Garda e Lago d’Iseo). <text:span text:style-name="T5">Sono guida turistica abilitata dal 2011 e, da allora, amo condividere la bellezza, le curiosità, la storia di Brescia con tutti coloro che vengono in visita. Sono laureata in storia dell’arte e sono insegnante di italiano e storia a scuola, per cui le mie guide sono un perfetto mix</text:span></text:p>
      <text:p text:style-name="P15">di interazione, di <text:span text:style-name="T4">aneddoti curiosi capaci di rendere </text:span>le spiegazioni <text:span text:style-name="T4">frizzanti. Spesso</text:span> le persone che accompagno <text:span text:style-name="T4">in tour mi </text:span>dicono che trasmetto una grande passione. In effetti, è un lavoro che amo molto. Soprattutto, <text:span text:style-name="T4">mi piace</text:span> creare itinerari ad hoc per ogni persona e graduare la visita in base alle esigenze o volontà di chi visita. Si possono fare tanti itinerari diversi: da quelli più turistici, a quelli più curiosi, così come ci si può rivolgere ad esperti d’arte e di storia o bambini. il mio lavoro è proprio quello: <text:span text:style-name="T9">trovare la formula giusta per te!</text:span></text:p>
      <text:p text:style-name="P15"><text:soft-page-break/><text:span text:style-name="T1">------------------------------------------------------------------------------------------------</text:span></text:p>
      <text:p text:style-name="P19"><text:span text:style-name="T1">Calendario</text:span></text:p>
      <text:p text:style-name="P16"><text:span text:style-name="T1"/></text:p>
      <text:h text:style-name="P2" text:outline-level="3">Organizzo tour con piccoli gruppi per scoprire, divertendosi, particolari inediti della città <text:span text:style-name="T7">e della ricchissima provincia</text:span><text:span text:style-name="T7"><office:annotation><dc:creator>Autore sconosciuto</dc:creator><dc:date>2024-03-07T11:40:43.906828939</dc:date><text:p text:style-name="P33"><text:span text:style-name="T35">Da aggiungere</text:span></text:p></office:annotation></text:span></text:h>
      <text:p text:style-name="P5"><text:span text:style-name="T1"/></text:p>
      <text:p text:style-name="P25"><text:span text:style-name="T1">Gli itinerari</text:span></text:p>
      <text:h text:style-name="P2" text:outline-level="3">Brescia, la mia città, <text:span text:style-name="T7">e i laghi che la circondano, </text:span>si presta<text:span text:style-name="T7">no</text:span><text:span text:style-name="T7"><office:annotation><dc:creator>Autore sconosciuto</dc:creator><dc:date>2024-03-07T11:44:01.217560920</dc:date><text:p text:style-name="P33"><text:span text:style-name="T35">Da aggiungere</text:span></text:p></office:annotation></text:span> a diversi tipi di visite guidate, scopri con me:</text:h>
      <text:p text:style-name="P20"><text:span text:style-name="T1">In evidenza</text:span></text:p>
      <text:p text:style-name="P20"><text:span text:style-name="T1"/></text:p>
      <text:p text:style-name="P20"><text:span text:style-name="T1">24 marzo </text:span><text:span text:style-name="T13">l’amore ad ogni angolo di Brescia: le storie amorose, non sempre finite bene e le passioni dei bresciani. In collaborazione con Ethical Tenderless</text:span></text:p>
      <text:p text:style-name="P23"><text:span text:style-name="T16"/></text:p>
      <text:p text:style-name="P23"><text:span text:style-name="T28">29 marzo</text:span> <text:span text:style-name="T14">Il Museo del Risorgimento spiegato ai bresciani </text:span><text:span text:style-name="T15">durante i giorni delle fatidiche X giornate</text:span></text:p>
      <text:p text:style-name="P23"><text:span text:style-name="T15"/></text:p>
      <text:p text:style-name="P24">Regala una visita</text:p>
      <text:p text:style-name="P28">Stufi dei soliti regali confezionati? Regala un’esperienza!! <text:span text:style-name="T29">Dona u</text:span>na visita guidata nei luoghi <text:span text:style-name="T29">amati dalla</text:span> persona che riceverà il regalo o che tu v<text:span text:style-name="T29">uoi</text:span> condividere con lei!</text:p>
      <text:p text:style-name="P24"/>
      <text:p text:style-name="P27">Scopri di più</text:p>
      <text:p text:style-name="P29">bottone</text:p>
      <text:p text:style-name="P29"/>
      <text:h text:style-name="P1" text:outline-level="1">Contatti</text:h>
      <text:h text:style-name="P4" text:outline-level="3"><text:span text:style-name="Strong_20_Emphasis"><text:span text:style-name="T31"><office:annotation office:name="__Annotation__3043_1008571596" loext:resolved="false"><dc:creator>Autore sconosciuto</dc:creator><dc:date>2024-03-07T12:15:10.438387310</dc:date><text:p text:style-name="P33"><text:span text:style-name="T35">Magari in ottanio scuro</text:span></text:p></office:annotation></text:span></text:span><text:span text:style-name="Strong_20_Emphasis"><text:span text:style-name="T31">Contattami!!!</text:span></text:span><office:annotation-end office:name="__Annotation__3043_1008571596"/></text:h>
      <text:h text:style-name="P3" text:outline-level="3">+39 3477667008</text:h>
      <text:p text:style-name="P31"/>
      <text:h text:style-name="P4" text:outline-level="3"><text:span text:style-name="Strong_20_Emphasis"><text:span text:style-name="T31"><office:annotation office:name="__Annotation__3044_1008571596" loext:resolved="false"><dc:creator>Autore sconosciuto</dc:creator><dc:date>2024-03-07T12:15:22.882159626</dc:date><text:p text:style-name="P33"><text:span text:style-name="T35">Ottanio scuro</text:span></text:p></office:annotation></text:span></text:span><text:span text:style-name="Strong_20_Emphasis"><text:span text:style-name="T31">o scrivimi</text:span></text:span><office:annotation-end office:name="__Annotation__3044_1008571596"/></text:h>
      <text:h text:style-name="P3" text:outline-level="3">lamiaguidadibrescia@proton.me</text:h>
      <text:p text:style-name="P31"/>
      <text:h text:style-name="P4" text:outline-level="3"><text:span text:style-name="Strong_20_Emphasis"><text:span text:style-name="T31"><office:annotation office:name="__Annotation__3045_1008571596" loext:resolved="false"><dc:creator>Autore sconosciuto</dc:creator><dc:date>2024-03-07T12:15:34.022283958</dc:date><text:p text:style-name="P33"><text:span text:style-name="T35">Ottanio scuro</text:span></text:p></office:annotation></text:span></text:span><text:span text:style-name="Strong_20_Emphasis"><text:span text:style-name="T31">e non dimenticare di seguirmi</text:span></text:span><office:annotation-end office:name="__Annotation__3045_1008571596"/></text:h>
      <text:p text:style-name="P32"><text:line-break/></text:p>
      <text:p text:style-name="P17"><text:span text:style-name="T18">Maddalena Carnaghi - La mia guida di Brescia</text:span><text:span text:style-name="T1"><text:line-break/></text:span><text:span text:style-name="T18">+39 3477667008lamiaguidadibrescia@proton.me</text:span><text:span text:style-name="T1"><text:line-break/></text:span><text:span text:style-name="T27">CF CRNMDL79B45F205I </text:span><text:span text:style-name="T18">P.IVA </text:span><text:span text:style-name="T22">04494850987</text:span></text:p>
      <text:p text:style-name="P17"><text:span text:style-name="T22"/></text:p>
      <text:p text:style-name="P18"><text:span text:style-name="T22">F</text:span><text:span text:style-name="T23">oto di Francesca Simoni</text:span></text:p>
      <text:p text:style-name="P17"><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oris" svg:font-family="Doris"/>
    <style:font-face style:name="Lohit Devanagari1" svg:font-family="'Lohit Devanagari'"/>
    <style:font-face style:name="var fontTitle" svg:font-family="'var fontTit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1:07:48.490611920</meta:creation-date>
    <dc:date>2024-03-07T12:31:02.489577975</dc:date>
    <meta:editing-duration>PT11M9S</meta:editing-duration>
    <meta:editing-cycles>1</meta:editing-cycles>
    <meta:document-statistic meta:table-count="1" meta:image-count="0" meta:object-count="0" meta:page-count="2" meta:paragraph-count="38" meta:word-count="467" meta:character-count="3237" meta:non-whitespace-character-count="2801"/>
    <meta:generator>LibreOffice/7.0.4.2$Linux_X86_64 LibreOffice_project/00$Build-2</meta:generator>
  </office:meta>
</office:document-meta>
</file>